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language="uk" fo:country="UA" officeooo:rsid="001ff2d3" officeooo:paragraph-rsid="001ff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1:14:03.971521340</meta:creation-date>
    <dc:date>2022-11-05T11:38:07.309146202</dc:date>
    <meta:editing-duration>PT2M6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